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Verdana"/>
    </style:style>
    <style:style style:name="P4" style:family="paragraph" style:parent-style-name="Standard">
      <style:text-properties style:font-name="Helvetica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Helvetic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Helvetic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fo:background-color="#e6e6e6" fo:padding="0.0193in" fo:border="0.0008in solid #000000" style:shadow="none">
        <style:background-image/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break-before="page"/>
      <style:text-properties style:font-name="Helvetica" fo:font-size="10pt" style:font-size-asian="10pt" style:font-size-complex="10pt"/>
    </style:style>
    <style:style style:name="P11" style:family="paragraph" style:parent-style-name="Standard">
      <style:paragraph-properties fo:break-before="page"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 fo:break-before="page" fo:background-color="#e6e6e6" fo:padding="0.0193in" fo:border="0.0008in solid #000000" style:shadow="none">
        <style:background-image/>
      </style:paragraph-properties>
      <style:text-properties style:font-name="Helvetica" fo:font-size="10pt" style:font-size-asian="10pt" style:font-size-complex="10pt"/>
    </style:style>
    <style:style style:name="P13" style:family="paragraph" style:parent-style-name="Standard">
      <style:text-properties style:font-name="Helvetica" fo:font-size="10pt" style:font-size-asian="10pt" style:font-size-complex="10pt"/>
    </style:style>
    <style:style style:name="T1" style:family="text">
      <style:text-properties style:font-name="Wingdings" style:font-name-asian="Wingdings" style:font-name-complex="Wingdings"/>
    </style:style>
    <style:style style:name="T2" style:family="text">
      <style:text-properties style:font-name-asian="Wingdings" style:font-name-complex="Wingdings"/>
    </style:style>
    <style:style style:name="T3" style:family="text">
      <style:text-properties style:font-name="Helvetica" style:font-name-asian="Wingdings" style:font-name-complex="Wingdings"/>
    </style:style>
    <style:style style:name="T4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Case ID:<text:tab/><text:tab/>__________</text:p>
      <text:p text:style-name="P9">Status:<text:tab/><text:tab/><text:tab/><text:span text:style-name="T1"></text:span>On-going<text:tab/><text:tab/><text:span text:style-name="T1"></text:span>Solved<text:tab/><text:tab/><text:span text:style-name="T1"></text:span>Unsolved</text:p>
      <text:p text:style-name="P9"/>
      <text:p text:style-name="P4"><draw:frame draw:style-name="fr1" draw:name="Frame1" text:anchor-type="paragraph" svg:x="4.8638in" svg:y="0.0535in" svg:width="1.6728in" style:rel-width="25%" svg:height="2.3728in" fo:min-height="25%" draw:z-index="0"><draw:text-box><text:p text:style-name="P3"/><text:p text:style-name="P3"/><text:p text:style-name="P3"/><text:p text:style-name="P6"/><text:p text:style-name="P6">Clipped photo</text:p><text:p text:style-name="P6">to be scanned</text:p></draw:text-box></draw:frame></text:p>
      <text:p text:style-name="P4">*Case Type:<text:tab/><text:tab/>Missing</text:p>
      <text:p text:style-name="P4"><text:span text:style-name="T2"><text:tab/><text:tab/><text:tab/><text:tab/></text:span><text:span text:style-name="T1"></text:span><text:span text:style-name="T2">Endangered Missing</text:span></text:p>
      <text:p text:style-name="P4"><text:tab/><text:tab/><text:tab/><text:tab/><text:span text:style-name="T1"></text:span>Family Abduction</text:p>
      <text:p text:style-name="P4"><text:tab/><text:tab/><text:tab/><text:tab/><text:span text:style-name="T1"></text:span>Non-Family Abduction</text:p>
      <text:p text:style-name="P4"><text:tab/><text:tab/><text:tab/><text:tab/><text:span text:style-name="T1"></text:span>Endangered Runaway</text:p>
      <text:p text:style-name="P4"><text:tab/><text:tab/><text:tab/><text:tab/><text:span text:style-name="T1"></text:span>Unknown</text:p>
      <text:p text:style-name="P4"><text:tab/><text:tab/><text:tab/>Found</text:p>
      <text:p text:style-name="P4"><text:tab/><text:tab/><text:tab/><text:tab/><text:span text:style-name="T1"></text:span>Found</text:p>
      <text:p text:style-name="P4"><text:tab/><text:tab/><text:tab/><text:tab/><text:span text:style-name="T1"></text:span>Abandoned</text:p>
      <text:p text:style-name="P4"><text:tab/><text:tab/><text:tab/><text:tab/><text:span text:style-name="T1"></text:span>Throwaway</text:p>
      <text:p text:style-name="P4"><text:tab/><text:tab/><text:tab/><text:tab/><text:span text:style-name="T1"></text:span>Unidentified</text:p>
      <text:p text:style-name="P4"/>
      <text:p text:style-name="P4">First Name:<text:tab/><text:tab/>____________________________</text:p>
      <text:p text:style-name="P4">*Nickname:<text:tab/><text:tab/>____________________________</text:p>
      <text:p text:style-name="P4">Middle Name:<text:tab/><text:tab/>____________________________</text:p>
      <text:p text:style-name="P4">Last Name:<text:tab/><text:tab/>____________________________</text:p>
      <text:p text:style-name="P4">Birth Date:<text:tab/><text:tab/>________________ ____, ______</text:p>
      <text:p text:style-name="P4">Address:</text:p>
      <text:p text:style-name="P4"><text:tab/>Street:<text:tab/><text:tab/>________________________________________________________</text:p>
      <text:p text:style-name="P4"><text:tab/>City:<text:tab/><text:tab/>____________________________</text:p>
      <text:p text:style-name="P4"><text:tab/>Province:<text:tab/>____________________________</text:p>
      <text:p text:style-name="P4"><text:tab/>Country:<text:tab/>____________________________</text:p>
      <text:p text:style-name="P4">*Sex:<text:tab/><text:tab/><text:tab/><text:span text:style-name="T1"></text:span>Male<text:tab/><text:tab/><text:span text:style-name="T2"><text:tab/></text:span><text:span text:style-name="T1"></text:span>Female</text:p>
      <text:p text:style-name="P4">*Height:<text:tab/><text:tab/>____ feet ____ inches</text:p>
      <text:p text:style-name="P4">*Weight:<text:tab/><text:tab/>____ pounds (____ kgs x 2.2 pounds/kg)</text:p>
      <text:p text:style-name="P4">*Religion:<text:tab/><text:tab/><text:span text:style-name="T1"></text:span>Atheist<text:tab/><text:tab/><text:span text:style-name="T1"></text:span>Buddhist<text:tab/><text:tab/><text:span text:style-name="T1"></text:span>Christian</text:p>
      <text:p text:style-name="P4"><text:span text:style-name="T2"><text:tab/><text:tab/><text:tab/></text:span><text:span text:style-name="T1"></text:span>Hindu<text:tab/><text:tab/><text:tab/><text:span text:style-name="T1"></text:span>Islam<text:tab/><text:tab/><text:tab/><text:span text:style-name="T1"></text:span>Jew</text:p>
      <text:p text:style-name="P4"><text:tab/><text:tab/><text:tab/><text:span text:style-name="T1"></text:span>Unknown<text:tab/><text:tab/><text:span text:style-name="T1"></text:span>Others: ________________</text:p>
      <text:p text:style-name="P4">*Race:<text:tab/><text:tab/><text:tab/><text:span text:style-name="T1"></text:span>African<text:tab/><text:tab/><text:span text:style-name="T1"></text:span>African American<text:tab/><text:span text:style-name="T1"></text:span>Asia/Pacific</text:p>
      <text:p text:style-name="P4"><text:tab/><text:tab/><text:tab/><text:span text:style-name="T1"></text:span>Caucasian<text:tab/><text:tab/><text:span text:style-name="T1"></text:span>European<text:tab/><text:tab/><text:span text:style-name="T1"></text:span>Hispanic</text:p>
      <text:p text:style-name="P4"><text:tab/><text:tab/><text:tab/><text:span text:style-name="T1"></text:span>Indian<text:tab/><text:tab/><text:span text:style-name="T1"></text:span>Mixed Race<text:tab/><text:tab/><text:span text:style-name="T1"></text:span>Middle Eastern</text:p>
      <text:p text:style-name="P4"><text:tab/><text:tab/><text:tab/><text:span text:style-name="T1"></text:span>Mongolian<text:tab/><text:tab/><text:span text:style-name="T1"></text:span>Native American<text:tab/><text:span text:style-name="T1"></text:span>Southeast Asian</text:p>
      <text:p text:style-name="P4"><text:tab/><text:tab/><text:tab/><text:span text:style-name="T1"></text:span>Unknown<text:tab/><text:tab/><text:span text:style-name="T1"></text:span>Others: ________________</text:p>
      <text:p text:style-name="P4">*Eye Color:<text:tab/><text:tab/><text:span text:style-name="T1"></text:span>Amber<text:tab/><text:tab/><text:span text:style-name="T1"></text:span>Blue<text:tab/><text:tab/><text:tab/><text:span text:style-name="T1"></text:span>Brown</text:p>
      <text:p text:style-name="P4"><text:tab/><text:tab/><text:tab/><text:span text:style-name="T1"></text:span>Gray<text:tab/><text:tab/><text:tab/><text:span text:style-name="T1"></text:span>Green<text:tab/><text:tab/><text:span text:style-name="T1"></text:span>Hazel</text:p>
      <text:p text:style-name="P4"><text:tab/><text:tab/><text:tab/><text:span text:style-name="T1"></text:span>Unknown<text:tab/><text:tab/><text:span text:style-name="T1"></text:span>Others: ________________</text:p>
      <text:p text:style-name="P4">*Hair Color:<text:tab/><text:tab/><text:span text:style-name="T1"></text:span>Auburn<text:tab/><text:tab/><text:span text:style-name="T1"></text:span>Black<text:tab/><text:tab/><text:tab/><text:span text:style-name="T1"></text:span>Blond</text:p>
      <text:p text:style-name="P4"><text:tab/><text:tab/><text:tab/><text:span text:style-name="T1"></text:span>Brown<text:tab/><text:tab/><text:span text:style-name="T1"></text:span>Gray/White<text:tab/><text:tab/><text:span text:style-name="T1"></text:span>Red</text:p>
      <text:p text:style-name="P4"><text:tab/><text:tab/><text:tab/><text:span text:style-name="T1"></text:span>Unknown<text:tab/><text:tab/><text:span text:style-name="T1"></text:span>Others: ________________</text:p>
      <text:p text:style-name="P4">Medical Condition:<text:tab/>________________________________________________________</text:p>
      <text:p text:style-name="P4">*Distinguishing Marks:<text:tab/>________________________________________________________</text:p>
      <text:p text:style-name="P4"><text:tab/><text:tab/><text:tab/>________________________________________________________</text:p>
      <text:p text:style-name="P4">*Personal Effects:<text:tab/>________________________________________________________</text:p>
      <text:p text:style-name="P4"><text:tab/><text:tab/><text:tab/>________________________________________________________</text:p>
      <text:p text:style-name="P4">Remarks:<text:tab/><text:tab/>________________________________________________________</text:p>
      <text:p text:style-name="P4"><text:tab/><text:tab/><text:tab/>________________________________________________________</text:p>
      <text:p text:style-name="P10">If missing:</text:p>
      <text:p text:style-name="P4"/>
      <text:p text:style-name="P4"><text:tab/>*Date Missing:<text:tab/><text:tab/>________________ ____, ______</text:p>
      <text:p text:style-name="P4"><text:tab/>Missing from:</text:p>
      <text:p text:style-name="P4"><text:tab/><text:tab/>*City:<text:tab/><text:tab/>____________________________</text:p>
      <text:p text:style-name="P4"><text:tab/><text:tab/>*Province:<text:tab/>____________________________</text:p>
      <text:p text:style-name="P4"><text:tab/><text:tab/>*Country:<text:tab/>____________________________</text:p>
      <text:p text:style-name="P4"><text:tab/>Possible Location:</text:p>
      <text:p text:style-name="P4"><text:tab/><text:tab/>City:<text:tab/><text:tab/>____________________________</text:p>
      <text:p text:style-name="P4"><text:tab/><text:tab/>Province:<text:tab/>____________________________</text:p>
      <text:p text:style-name="P4"><text:tab/><text:tab/>Country:<text:tab/>____________________________</text:p>
      <text:p text:style-name="P4"><text:tab/>*Circumstance:<text:tab/><text:tab/>________________________________________________________</text:p>
      <text:p text:style-name="P4"><text:tab/><text:tab/><text:tab/><text:tab/>________________________________________________________</text:p>
      <text:p text:style-name="P4"><text:tab/><text:tab/><text:tab/><text:tab/>____________________________</text:p>
      <text:p text:style-name="P4"><text:tab/>Reward:<text:tab/><text:tab/>PhP ________________.00</text:p>
      <text:p text:style-name="P4"/>
      <text:p text:style-name="P4">If found:</text:p>
      <text:p text:style-name="P4"/>
      <text:p text:style-name="P4"><text:tab/>*Date Found:<text:tab/><text:tab/>________________ ____, ______</text:p>
      <text:p text:style-name="P4"><text:tab/>Current Location:<text:tab/></text:p>
      <text:p text:style-name="P4"><text:tab/><text:tab/>*Institution:<text:tab/>________________________________________________________</text:p>
      <text:p text:style-name="P4"><text:tab/><text:tab/>*Street:<text:tab/><text:tab/>________________________________________________________</text:p>
      <text:p text:style-name="P4"><text:tab/><text:tab/>*City:<text:tab/><text:tab/>____________________________</text:p>
      <text:p text:style-name="P4"><text:tab/><text:tab/>*Province:<text:tab/>____________________________</text:p>
      <text:p text:style-name="P4"><text:tab/><text:tab/>*Country:<text:tab/>____________________________</text:p>
      <text:p text:style-name="P4"><text:tab/><text:tab/>Email:<text:tab/><text:tab/>____________________________</text:p>
      <text:p text:style-name="P4"><text:tab/><text:tab/>*Number:<text:tab/>____________________________</text:p>
      <text:p text:style-name="P4"/>
      <text:p text:style-name="P8"/>
      <text:p text:style-name="P8">CODIS ID:<text:tab/><text:tab/>____________________________</text:p>
      <text:p text:style-name="P8">AFIS ID:<text:tab/><text:tab/>____________________________</text:p>
      <text:p text:style-name="P8">Dental ID:<text:tab/><text:tab/>____________________________</text:p>
      <text:p text:style-name="P8"/>
      <text:p text:style-name="P12"/>
      <text:p text:style-name="P9">Relative ID:<text:tab/><text:tab/>__________</text:p>
      <text:p text:style-name="P9"/>
      <text:p text:style-name="P5"/>
      <text:p text:style-name="P4">*First Name:<text:tab/><text:tab/>____________________________</text:p>
      <text:p text:style-name="P4">*Middle Name:<text:tab/><text:tab/>____________________________</text:p>
      <text:p text:style-name="P4">*Last Name:<text:tab/><text:tab/>____________________________</text:p>
      <text:p text:style-name="P4">Address:</text:p>
      <text:p text:style-name="P4"><text:tab/>*Street:<text:tab/><text:tab/>________________________________________________________</text:p>
      <text:p text:style-name="P4"><text:tab/>*City:<text:tab/><text:tab/>____________________________</text:p>
      <text:p text:style-name="P4"><text:tab/>*Province:<text:tab/>____________________________</text:p>
      <text:p text:style-name="P4"><text:tab/>*Country:<text:tab/>____________________________</text:p>
      <text:p text:style-name="P4">E-mail Address:<text:tab/><text:tab/>____________________________</text:p>
      <text:p text:style-name="P4">*Contact Number:<text:tab/>____________________________</text:p>
      <text:p text:style-name="P4">*Relation (I am the):<text:tab/><text:span text:style-name="T1"></text:span>Husband<text:tab/><text:tab/><text:span text:style-name="T1"></text:span>Wife</text:p>
      <text:p text:style-name="P4"><text:span text:style-name="T2"><text:tab/><text:tab/><text:tab/></text:span><text:span text:style-name="T1"></text:span>Father<text:tab/><text:tab/><text:span text:style-name="T1"></text:span>Mother</text:p>
      <text:p text:style-name="P4"><text:tab/><text:tab/><text:tab/><text:span text:style-name="T1"></text:span>Son<text:tab/><text:tab/><text:tab/><text:span text:style-name="T1"></text:span>Daughter</text:p>
      <text:p text:style-name="P4"><text:tab/><text:tab/><text:tab/><text:span text:style-name="T1"></text:span>Brother<text:tab/><text:tab/><text:span text:style-name="T1"></text:span>Sister</text:p>
      <text:p text:style-name="P4"><text:tab/><text:tab/><text:tab/><text:span text:style-name="T1"></text:span>Uncle<text:tab/><text:tab/><text:tab/><text:span text:style-name="T1"></text:span>Aunt</text:p>
      <text:p text:style-name="P4"><text:tab/><text:tab/><text:tab/><text:span text:style-name="T1"></text:span>Nephew<text:tab/><text:tab/><text:span text:style-name="T1"></text:span>Niece</text:p>
      <text:p text:style-name="P4"><text:tab/><text:tab/><text:tab/><text:span text:style-name="T1"></text:span>Stepfather<text:tab/><text:tab/><text:span text:style-name="T1"></text:span>Stepmother</text:p>
      <text:p text:style-name="P4"><text:tab/><text:tab/><text:tab/><text:span text:style-name="T1"></text:span>Stepson<text:tab/><text:tab/><text:span text:style-name="T1"></text:span>Stepdaughter</text:p>
      <text:p text:style-name="P4"><text:tab/><text:tab/><text:tab/><text:span text:style-name="T1"></text:span>Stepbrother<text:tab/><text:tab/><text:span text:style-name="T1"></text:span>Stepsister</text:p>
      <text:p text:style-name="P4"><text:tab/><text:tab/><text:tab/><text:span text:style-name="T1"></text:span>Grandfather<text:tab/><text:tab/><text:span text:style-name="T1"></text:span>Grandmother</text:p>
      <text:p text:style-name="P4"><text:tab/><text:tab/><text:tab/><text:span text:style-name="T1"></text:span>Grandson<text:tab/><text:tab/><text:span text:style-name="T1"></text:span>Granddaughter</text:p>
      <text:p text:style-name="P4"><text:tab/><text:tab/><text:tab/><text:span text:style-name="T1"></text:span>Cousin<text:tab/><text:tab/><text:span text:style-name="T1"></text:span>In-law</text:p>
      <text:p text:style-name="P4"><text:tab/><text:tab/><text:tab/><text:span text:style-name="T1"></text:span>Fiancé<text:tab/><text:tab/><text:span text:style-name="T1"></text:span>Fiancée</text:p>
      <text:p text:style-name="P4"><text:tab/><text:tab/><text:tab/><text:span text:style-name="T1"></text:span>Boyfriend<text:tab/><text:tab/><text:span text:style-name="T1"></text:span>Girlfriend</text:p>
      <text:p text:style-name="P4"><text:span text:style-name="T2"><text:tab/><text:tab/><text:tab/></text:span><text:span text:style-name="T1"></text:span>Friend<text:tab/><text:tab/><text:span text:style-name="T1"></text:span>Nanny</text:p>
      <text:p text:style-name="P4"><text:tab/><text:tab/><text:tab/><text:span text:style-name="T1"></text:span>Others: ________________</text:p>
      <text:p text:style-name="P4"/>
      <text:p text:style-name="P4">Please attach photocopy of identification card.</text:p>
      <text:p text:style-name="P12"/>
      <text:p text:style-name="P9">Abductor ID:<text:tab/><text:tab/>__________</text:p>
      <text:p text:style-name="P9"/>
      <text:p text:style-name="P5"><draw:frame draw:style-name="fr1" draw:name="Frame2" text:anchor-type="paragraph" svg:x="4.8638in" svg:y="0.0791in" svg:width="1.6728in" style:rel-width="25%" svg:height="2.3728in" fo:min-height="25%" draw:z-index="1"><draw:text-box><text:p text:style-name="P3"/><text:p text:style-name="P3"/><text:p text:style-name="P3"/><text:p text:style-name="P6"/><text:p text:style-name="P6">Clipped photo</text:p><text:p text:style-name="P6">to be scanned</text:p></draw:text-box></draw:frame></text:p>
      <text:p text:style-name="P4">First Name:<text:tab/><text:tab/>____________________________</text:p>
      <text:p text:style-name="P4">Nickname:<text:tab/><text:tab/>____________________________</text:p>
      <text:p text:style-name="P4">Middle Name:<text:tab/><text:tab/>____________________________</text:p>
      <text:p text:style-name="P4">Last Name:<text:tab/><text:tab/>____________________________</text:p>
      <text:p text:style-name="P4">Birth Date:<text:tab/><text:tab/>________________ ____, ______</text:p>
      <text:p text:style-name="P4">Address:</text:p>
      <text:p text:style-name="P4"><text:tab/>Street:<text:tab/><text:tab/>____________________________</text:p>
      <text:p text:style-name="P4"><text:tab/><text:tab/><text:tab/>____________________________</text:p>
      <text:p text:style-name="P4"><text:tab/>City:<text:tab/><text:tab/>____________________________</text:p>
      <text:p text:style-name="P4"><text:tab/>Province:<text:tab/>____________________________</text:p>
      <text:p text:style-name="P4"><text:tab/>Country:<text:tab/>____________________________</text:p>
      <text:p text:style-name="P4"/>
      <text:p text:style-name="P4"/>
      <text:p text:style-name="P4">Sex:<text:tab/><text:tab/><text:tab/><text:span text:style-name="T1"></text:span><text:span text:style-name="T3">Unknown<text:tab/><text:tab/></text:span><text:span text:style-name="T1"></text:span>Male<text:tab/><text:tab/><text:span text:style-name="T2"><text:tab/></text:span><text:span text:style-name="T1"></text:span>Female</text:p>
      <text:p text:style-name="P4">Height:<text:tab/><text:tab/><text:tab/>____ feet ____ inches</text:p>
      <text:p text:style-name="P4">Weight:<text:tab/><text:tab/><text:tab/>____ pounds (____ kgs x 2.2 pounds/kg)</text:p>
      <text:p text:style-name="P4">Religion:<text:tab/><text:tab/><text:span text:style-name="T1"></text:span>Atheist<text:tab/><text:tab/><text:span text:style-name="T1"></text:span>Buddhist<text:tab/><text:tab/><text:span text:style-name="T1"></text:span>Christian</text:p>
      <text:p text:style-name="P4"><text:span text:style-name="T2"><text:tab/><text:tab/><text:tab/></text:span><text:span text:style-name="T1"></text:span>Hindu<text:tab/><text:tab/><text:tab/><text:span text:style-name="T1"></text:span>Islam<text:tab/><text:tab/><text:tab/><text:span text:style-name="T1"></text:span>Jew</text:p>
      <text:p text:style-name="P4"><text:tab/><text:tab/><text:tab/><text:span text:style-name="T1"></text:span>Unknown<text:tab/><text:tab/><text:span text:style-name="T1"></text:span>Others: ________________</text:p>
      <text:p text:style-name="P4">Race:<text:tab/><text:tab/><text:tab/><text:span text:style-name="T1"></text:span>African<text:tab/><text:tab/><text:span text:style-name="T1"></text:span>African American<text:tab/><text:span text:style-name="T1"></text:span>Asia/Pacific</text:p>
      <text:p text:style-name="P4"><text:tab/><text:tab/><text:tab/><text:span text:style-name="T1"></text:span>Caucasian<text:tab/><text:tab/><text:span text:style-name="T1"></text:span>European<text:tab/><text:tab/><text:span text:style-name="T1"></text:span>Hispanic</text:p>
      <text:p text:style-name="P4"><text:tab/><text:tab/><text:tab/><text:span text:style-name="T1"></text:span>Indian<text:tab/><text:tab/><text:span text:style-name="T1"></text:span>Mixed Race<text:tab/><text:tab/><text:span text:style-name="T1"></text:span>Middle Eastern</text:p>
      <text:p text:style-name="P4"><text:tab/><text:tab/><text:tab/><text:span text:style-name="T1"></text:span>Mongolian<text:tab/><text:tab/><text:span text:style-name="T1"></text:span>Native American<text:tab/><text:span text:style-name="T1"></text:span>Southeast Asian</text:p>
      <text:p text:style-name="P4"><text:tab/><text:tab/><text:tab/><text:span text:style-name="T1"></text:span>Unknown<text:tab/><text:tab/><text:span text:style-name="T1"></text:span>Others: ________________</text:p>
      <text:p text:style-name="P4">Eye Color:<text:tab/><text:tab/><text:span text:style-name="T1"></text:span>Amber<text:tab/><text:tab/><text:span text:style-name="T1"></text:span>Blue<text:tab/><text:tab/><text:tab/><text:span text:style-name="T1"></text:span>Brown</text:p>
      <text:p text:style-name="P4"><text:tab/><text:tab/><text:tab/><text:span text:style-name="T1"></text:span>Gray<text:tab/><text:tab/><text:tab/><text:span text:style-name="T1"></text:span>Green<text:tab/><text:tab/><text:span text:style-name="T1"></text:span>Hazel</text:p>
      <text:p text:style-name="P4"><text:tab/><text:tab/><text:tab/><text:span text:style-name="T1"></text:span>Unknown<text:tab/><text:tab/><text:span text:style-name="T1"></text:span>Others: ________________</text:p>
      <text:p text:style-name="P4">Hair Color:<text:tab/><text:tab/><text:span text:style-name="T1"></text:span>Auburn<text:tab/><text:tab/><text:span text:style-name="T1"></text:span>Black<text:tab/><text:tab/><text:tab/><text:span text:style-name="T1"></text:span>Blond</text:p>
      <text:p text:style-name="P4"><text:tab/><text:tab/><text:tab/><text:span text:style-name="T1"></text:span>Brown<text:tab/><text:tab/><text:span text:style-name="T1"></text:span>Gray/White<text:tab/><text:tab/><text:span text:style-name="T1"></text:span>Red</text:p>
      <text:p text:style-name="P4"><text:tab/><text:tab/><text:tab/><text:span text:style-name="T1"></text:span>Unknown<text:tab/><text:tab/><text:span text:style-name="T1"></text:span>Others: ________________</text:p>
      <text:p text:style-name="P4">Distinguishing Marks:<text:tab/>________________________________________________________</text:p>
      <text:p text:style-name="P4"><text:tab/><text:tab/><text:tab/>________________________________________________________</text:p>
      <text:p text:style-name="P4">*Remarks:<text:tab/><text:tab/>________________________________________________________</text:p>
      <text:p text:style-name="P4"><text:tab/><text:tab/><text:tab/>________________________________________________________</text:p>
      <text:p text:style-name="P4">*Relation (Abductor is the):</text:p>
      <text:p text:style-name="P4"><text:span text:style-name="T1"><text:tab/><text:tab/><text:tab/></text:span>Husband<text:tab/><text:tab/><text:span text:style-name="T1"></text:span>Wife</text:p>
      <text:p text:style-name="P4"><text:span text:style-name="T2"><text:tab/><text:tab/><text:tab/></text:span><text:span text:style-name="T1"></text:span>Father<text:tab/><text:tab/><text:span text:style-name="T1"></text:span>Mother</text:p>
      <text:p text:style-name="P4"><text:tab/><text:tab/><text:tab/><text:span text:style-name="T1"></text:span>Son<text:tab/><text:tab/><text:tab/><text:span text:style-name="T1"></text:span>Daughter</text:p>
      <text:p text:style-name="P4"><text:tab/><text:tab/><text:tab/><text:span text:style-name="T1"></text:span>Brother<text:tab/><text:tab/><text:span text:style-name="T1"></text:span>Sister</text:p>
      <text:p text:style-name="P4"><text:tab/><text:tab/><text:tab/><text:span text:style-name="T1"></text:span>Stepfather<text:tab/><text:tab/><text:span text:style-name="T1"></text:span>Stepmother</text:p>
      <text:p text:style-name="P4"><text:tab/><text:tab/><text:tab/><text:span text:style-name="T1"></text:span>Stepson<text:tab/><text:tab/><text:span text:style-name="T1"></text:span>Stepdaughter</text:p>
      <text:p text:style-name="P4"><text:tab/><text:tab/><text:tab/><text:span text:style-name="T1"></text:span>Stepbrother<text:tab/><text:tab/><text:span text:style-name="T1"></text:span>Stepsister</text:p>
      <text:p text:style-name="P4"><text:tab/><text:tab/><text:tab/><text:span text:style-name="T1"></text:span>Uncle<text:tab/><text:tab/><text:tab/><text:span text:style-name="T1"></text:span>Aunt</text:p>
      <text:p text:style-name="P4"><text:tab/><text:tab/><text:tab/><text:span text:style-name="T1"></text:span>Nephew<text:tab/><text:tab/><text:span text:style-name="T1"></text:span>Niece</text:p>
      <text:p text:style-name="P4"><text:tab/><text:tab/><text:tab/><text:span text:style-name="T1"></text:span>Grandfather<text:tab/><text:tab/><text:span text:style-name="T1"></text:span>Grandmother</text:p>
      <text:p text:style-name="P4"><text:tab/><text:tab/><text:tab/><text:span text:style-name="T1"></text:span>Grandson<text:tab/><text:tab/><text:span text:style-name="T1"></text:span>Granddaughter</text:p>
      <text:p text:style-name="P4"><text:tab/><text:tab/><text:tab/><text:span text:style-name="T1"></text:span>Cousin<text:tab/><text:tab/><text:span text:style-name="T1"></text:span>In-law</text:p>
      <text:p text:style-name="P4"><text:soft-page-break/><text:tab/><text:tab/><text:tab/><text:span text:style-name="T1"></text:span>Fiancé<text:tab/><text:tab/><text:span text:style-name="T1"></text:span>Fiancée</text:p>
      <text:p text:style-name="P4"><text:tab/><text:tab/><text:tab/><text:span text:style-name="T1"></text:span>Boyfriend<text:tab/><text:tab/><text:span text:style-name="T1"></text:span>Girlfriend</text:p>
      <text:p text:style-name="P4"><text:span text:style-name="T2"><text:tab/><text:tab/><text:tab/></text:span><text:span text:style-name="T1"></text:span>Friend<text:tab/><text:tab/><text:span text:style-name="T1"></text:span>Nanny</text:p>
      <text:p text:style-name="P4"><text:tab/><text:tab/><text:tab/><text:span text:style-name="T1"></text:span>Others: ________________</text:p>
      <text:p text:style-name="P4"/>
      <text:p text:style-name="P4"/>
      <text:p text:style-name="P8"/>
      <text:p text:style-name="P8">CODIS ID:<text:tab/><text:tab/>____________________________</text:p>
      <text:p text:style-name="P8">AFIS ID:<text:tab/><text:tab/>____________________________</text:p>
      <text:p text:style-name="P8">Dental ID:<text:tab/><text:tab/>____________________________</text:p>
      <text:p text:style-name="P8"/>
      <text:p text:style-name="P11"/>
      <text:p text:style-name="P8">Assigned to:<text:tab/><text:tab/>____________________________</text:p>
      <text:p text:style-name="P8">Investigator ID:<text:tab/><text:tab/>__________</text:p>
      <text:p text:style-name="P8">Username:<text:tab/><text:tab/>__________</text:p>
      <text:p text:style-name="P8">Designation:<text:tab/><text:tab/>____________________________</text:p>
      <text:p text:style-name="P8">Agency:<text:tab/><text:tab/>____________________________</text:p>
      <text:p text:style-name="P8">E-mail Address:<text:tab/>____________________________</text:p>
      <text:p text:style-name="P8">Contact Number:<text:tab/>____________________________</text:p>
      <text:p text:style-name="P8"/>
      <text:p text:style-name="P4"/>
      <text:p text:style-name="P8"/>
      <text:p text:style-name="P8"/>
      <text:p text:style-name="P8">Encoded by:<text:tab/><text:tab/>____________________________</text:p>
      <text:p text:style-name="P8"><text:tab/><text:tab/><text:tab/> <text:s text:c="2"/>(Signature over Printed Name)</text:p>
      <text:p text:style-name="P8">Designation:<text:tab/><text:tab/>____________________________</text:p>
      <text:p text:style-name="P8">Agency:<text:tab/><text:tab/>____________________________</text:p>
      <text:p text:style-name="P8">Date Encoded:<text:tab/><text:tab/>________________ ____, ______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padding-left="0.0201in" fo:padding-right="0.0201in" fo:padding-top="0.0902in" fo:padding-bottom="0.0201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 fo:padding="0.1098in" fo:border-left="none" fo:border-right="none" fo:border-top="0.0138in solid #000000" fo:border-bottom="0.0138in solid #000000" style:shadow="none"/>
      <style:text-properties style:font-name="Helvetica"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7201in" fo:margin-bottom="0.7799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ase reporting form</text:p>
      </style:header>
      <style:footer>
        <text:p text:style-name="MP2">Page :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ey Vincent Babilonia</meta:initial-creator>
    <meta:creation-date>2009-02-22T13:10:31.21</meta:creation-date>
    <dc:date>2009-03-18T22:58:46.46</dc:date>
    <dc:creator>Rey Vincent Babilonia</dc:creator>
    <meta:editing-duration>PT02H03M18S</meta:editing-duration>
    <meta:editing-cycles>54</meta:editing-cycles>
    <meta:generator>OpenOffice.org/3.0$Win32 OpenOffice.org_project/300m15$Build-9379</meta:generator>
    <meta:document-statistic meta:table-count="0" meta:image-count="0" meta:object-count="0" meta:page-count="6" meta:paragraph-count="173" meta:word-count="619" meta:character-count="5984"/>
    <meta:user-defined meta:name="Info 1"/>
    <meta:user-defined meta:name="Info 2"/>
    <meta:user-defined meta:name="Info 3"/>
    <meta:user-defined meta:name="Info 4"/>
  </office:meta>
</office:document-meta>
</file>